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4" style:family="paragraph" style:parent-style-name="Heading_20_1">
      <style:text-properties fo:font-weight="bold" style:font-weight-asian="bold"/>
    </style:style>
    <style:style style:name="P15" style:family="paragraph" style:parent-style-name="Heading_20_1">
      <style:paragraph-properties style:snap-to-layout-grid="false"/>
      <style:text-properties fo:font-weight="bold" style:font-weight-asian="bold"/>
    </style:style>
    <style:style style:name="P16" style:family="paragraph" style:parent-style-name="Heading_20_1">
      <style:text-properties style:font-name="Helvetica" style:font-name-complex="Helvetica"/>
    </style:style>
    <style:style style:name="P17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8" style:family="paragraph" style:parent-style-name="Heading_20_3">
      <style:paragraph-properties style:snap-to-layout-grid="false"/>
      <style:text-properties fo:font-weight="bold" style:font-weight-asian="bold"/>
    </style:style>
    <style:style style:name="P19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20" style:family="paragraph" style:parent-style-name="Heading_20_4">
      <style:text-properties style:font-name="Helvetica" style:font-name-complex="Helvetica"/>
    </style:style>
    <style:style style:name="P21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22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3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7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5" text:outline-level="1"/>
          </table:table-cell>
          <table:table-cell table:style-name="Table1.A2" table:number-columns-spanned="2" office:value-type="string">
            <text:h text:style-name="P18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14" text:outline-level="1">Project</text:h>
          </table:table-cell>
          <table:table-cell table:style-name="Table1.A3" table:number-columns-spanned="3" office:value-type="string">
            <text:h text:style-name="P1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8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01.12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589579673538747585" text:style-name="L1">
              <text:list-item>
                <text:p text:style-name="P21">Finished parsing input files and pictures</text:p>
              </text:list-item>
              <text:list-item>
                <text:p text:style-name="P21">Finished other layers needed for the functionality of the parser, mainly parsed input files and raw data</text:p>
              </text:list-item>
              <text:list-item>
                <text:p text:style-name="P21">Class diagram</text:p>
              </text:list-item>
              <text:list-item>
                <text:p text:style-name="P21">Changes in the documentation</text:p>
                <text:p text:style-name="P21"/>
                <text:p text:style-name="P21"/>
                <text:p text:style-name="P2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2955016293089216577" text:style-name="L2">
              <text:list-item>
                <text:p text:style-name="P22">Testing part we don't have yet</text:p>
              </text:list-item>
              <text:list-item>
                <text:p text:style-name="P22">We have also problems with design</text:p>
                <text:p text:style-name="P22"/>
                <text:p text:style-name="P22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24341138" text:continue-numbering="true" text:style-name="L2">
              <text:list-item>
                <text:p text:style-name="P22">Working on calculated data</text:p>
              </text:list-item>
              <text:list-item>
                <text:p text:style-name="P22">Working on enabling the fetching of input files through FTP </text:p>
              </text:list-item>
              <text:list-item>
                <text:p text:style-name="P22">Working on scheduled tasks</text:p>
              </text:list-item>
              <text:list-item>
                <text:p text:style-name="P22"/>
                <text:p text:style-name="P22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0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16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Meeting, Parser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>7:30</text:p>
          </table:table-cell>
          <table:table-cell table:style-name="Table4.A2" office:value-type="string">
            <text:p text:style-name="P10">Parser, DAO and other layer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6:30</text:p>
          </table:table-cell>
          <table:table-cell table:style-name="Table4.A2" office:value-type="string">
            <text:p text:style-name="P10">Parser, Preparing the VM for presentation, Deploying the web applica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Presentation, Meeting, Parsing input file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/>
          </table:table-cell>
          <table:table-cell table:style-name="Table4.A10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21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1-28T04:20:18.34</dc:date>
    <meta:print-date>1998-10-09T11:53:00</meta:print-date>
    <meta:editing-cycles>24</meta:editing-cycles>
    <meta:editing-duration>PT1H59M1S</meta:editing-duration>
    <meta:generator>OpenOffice/4.0.1$Win32 OpenOffice.org_project/401m5$Build-9714</meta:generator>
    <meta:document-statistic meta:table-count="4" meta:image-count="3" meta:object-count="0" meta:page-count="2" meta:paragraph-count="43" meta:word-count="131" meta:character-count="758"/>
  </office:meta>
</office:document-meta>
</file>